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-asian="Times New Roman" style:font-name-complex="Times New Roman" fo:color="#000000" fo:font-size="16pt" style:font-size-asian="16pt" style:font-size-complex="16pt" style:language-asian="es" style:country-asian="MX"/>
    </style:style>
    <style:style style:name="T3" style:parent-style-name="Fuentedepárrafopredeter." style:family="text">
      <style:text-properties style:font-name-asian="Times New Roman" style:font-name-complex="Times New Roman" fo:font-weight="bold" style:font-weight-asian="bold" style:font-weight-complex="bold" fo:color="#000000" fo:font-size="18pt" style:font-size-asian="18pt" style:font-size-complex="18pt" style:language-asian="es" style:country-asian="MX"/>
    </style:style>
    <style:style style:name="TableColumn5" style:family="table-column">
      <style:table-column-properties style:column-width="2.3534in" style:use-optimal-column-width="false"/>
    </style:style>
    <style:style style:name="TableColumn6" style:family="table-column">
      <style:table-column-properties style:column-width="3.777in" style:use-optimal-column-width="false"/>
    </style:style>
    <style:style style:name="Table4" style:family="table">
      <style:table-properties style:width="6.1305in" fo:margin-left="-0.010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10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11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12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1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16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17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2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21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22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2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26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27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28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P29" style:parent-style-name="Standard" style:family="paragraph">
      <style:text-properties style:font-name="Arial" style:font-name-asian="Times New Roman" style:font-name-complex="Arial" style:language-asian="es" style:country-asian="MX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3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33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34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3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38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39" style:parent-style-name="Fuentedepárrafopredeter." style:family="text">
      <style:text-properties style:font-name="Arial" style:font-name-asian="Times New Roman" style:font-name-complex="Times New Roman" fo:color="#000000" fo:font-size="11pt" style:font-size-asian="11pt" style:font-size-complex="11pt" style:language-asian="es" style:country-asian="MX"/>
    </style:style>
    <style:style style:name="T40" style:parent-style-name="Fuentedepárrafopredeter." style:family="text">
      <style:text-properties style:font-name="Arial" style:font-name-asian="Times New Roman" style:font-name-complex="Times New Roman" fo:color="#000000" fo:font-size="11pt" style:font-size-asian="11pt" style:font-size-complex="11pt" style:language-asian="es" style:country-asian="MX"/>
    </style:style>
    <style:style style:name="T41" style:parent-style-name="Fuentedepárrafopredeter." style:family="text">
      <style:text-properties style:font-name="Arial" style:font-name-asian="Times New Roman" style:font-name-complex="Times New Roman" fo:color="#000000" fo:font-size="11pt" style:font-size-asian="11pt" style:font-size-complex="11pt" style:language-asian="es" style:country-asian="MX"/>
    </style:style>
    <style:style style:name="T42" style:parent-style-name="Fuentedepárrafopredeter." style:family="text">
      <style:text-properties style:font-name="Arial" style:font-name-asian="Times New Roman" style:font-name-complex="Times New Roman" fo:color="#000000" fo:font-size="11pt" style:font-size-asian="11pt" style:font-size-complex="11pt" style:language-asian="es" style:country-asian="MX"/>
    </style:style>
    <style:style style:name="T43" style:parent-style-name="Fuentedepárrafopredeter." style:family="text">
      <style:text-properties style:font-name="Arial" style:font-name-asian="Times New Roman" style:font-name-complex="Times New Roman" fo:color="#000000" fo:font-size="11pt" style:font-size-asian="11pt" style:font-size-complex="11pt" style:language-asian="es" style:country-asian="MX"/>
    </style:style>
    <style:style style:name="T44" style:parent-style-name="Fuentedepárrafopredeter." style:family="text">
      <style:text-properties style:font-name="Arial" style:font-name-asian="Times New Roman" style:font-name-complex="Times New Roman" fo:color="#000000" fo:font-size="11pt" style:font-size-asian="11pt" style:font-size-complex="11pt" style:language-asian="es" style:country-asian="MX"/>
    </style:style>
    <style:style style:name="T45" style:parent-style-name="Fuentedepárrafopredeter." style:family="text">
      <style:text-properties style:font-name="Arial" style:font-name-asian="Times New Roman" style:font-name-complex="Times New Roman" fo:color="#000000" fo:font-size="11pt" style:font-size-asian="11pt" style:font-size-complex="11pt" style:language-asian="es" style:country-asian="MX"/>
    </style:style>
    <style:style style:name="T46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47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48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P49" style:parent-style-name="Standard" style:family="paragraph">
      <style:text-properties style:font-name="Arial" style:font-name-asian="Times New Roman" style:font-name-complex="Arial" style:language-asian="es" style:country-asian="MX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5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53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P54" style:parent-style-name="Standard" style:family="paragraph">
      <style:text-properties style:font-name="Arial" style:font-name-asian="Times New Roman" style:font-name-complex="Arial" style:language-asian="es" style:country-asian="MX"/>
    </style:style>
  </office:automatic-styles>
  <office:body>
    <office:text text:use-soft-page-breaks="true">
      <text:p text:style-name="P1"><text:span text:style-name="T2">Descripción de Casos de Uso</text:span><text:span text:style-name="T3"><text:s/>eliminar libro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Standard"><text:span text:style-name="T9">Nombre de caso de uso</text:span></text:p>
          </table:table-cell>
          <table:table-cell table:style-name="TableCell10">
            <text:p text:style-name="Standard"><text:span text:style-name="T11">CU15<text:s/></text:span><text:span text:style-name="T12">Eliminar libro</text:span></text:p>
          </table:table-cell>
        </table:table-row>
        <table:table-row table:style-name="TableRow13">
          <table:table-cell table:style-name="TableCell14">
            <text:p text:style-name="Standard"><text:span text:style-name="T15">Descripción</text:span></text:p>
          </table:table-cell>
          <table:table-cell table:style-name="TableCell16">
            <text:p text:style-name="Standard"><text:span text:style-name="T17">El administrador eliminara los datos de un libro en la base de datos</text:span></text:p>
          </table:table-cell>
        </table:table-row>
        <table:table-row table:style-name="TableRow18">
          <table:table-cell table:style-name="TableCell19">
            <text:p text:style-name="Standard"><text:span text:style-name="T20">Usuarios</text:span></text:p>
          </table:table-cell>
          <table:table-cell table:style-name="TableCell21">
            <text:p text:style-name="Standard"><text:span text:style-name="T22">administrador</text:span></text:p>
          </table:table-cell>
        </table:table-row>
        <table:table-row table:style-name="TableRow23">
          <table:table-cell table:style-name="TableCell24">
            <text:p text:style-name="Standard"><text:span text:style-name="T25">Pre-condiciones</text:span></text:p>
          </table:table-cell>
          <table:table-cell table:style-name="TableCell26">
            <text:p text:style-name="Standard"><text:span text:style-name="T27">El libro tendrá</text:span><text:span text:style-name="T28"><text:s/>que estar registrado , El administrador ya debió de haber iniciado sesión.</text:span></text:p>
            <text:p text:style-name="P29"/>
          </table:table-cell>
        </table:table-row>
        <table:table-row table:style-name="TableRow30">
          <table:table-cell table:style-name="TableCell31">
            <text:p text:style-name="Standard"><text:span text:style-name="T32">Post-condiciones</text:span></text:p>
          </table:table-cell>
          <table:table-cell table:style-name="TableCell33">
            <text:p text:style-name="Standard"><text:span text:style-name="T34">No aparecerá registro del libro en la base de datos</text:span></text:p>
          </table:table-cell>
        </table:table-row>
        <table:table-row table:style-name="TableRow35">
          <table:table-cell table:style-name="TableCell36" table:number-columns-spanned="2">
            <text:p text:style-name="Standard"><text:span text:style-name="T37">Flujo Básico:</text:span></text:p>
            <text:p text:style-name="Standard"><text:span text:style-name="T38">1.-<text:s/></text:span><text:span text:style-name="T39">El administrador ya logueado le da click en el botón de “borrar un libro”</text:span></text:p>
            <text:p text:style-name="Standard"><text:span text:style-name="T40">el sistema<text:s/></text:span><text:span text:style-name="T41">muestra un modal para buscar un libro</text:span></text:p>
            <text:p text:style-name="Standard"><text:span text:style-name="T42">2.- EL administrador busca el libro y lo selecciona y <text:s/>presiona el botón <text:s/>borrar</text:span></text:p>
            <text:p text:style-name="Standard"><text:span text:style-name="T43">3 – El sistema muestra un mensaje diciendo “</text:span><text:span text:style-name="T44">¿</text:span><text:span text:style-name="T45">esta usted seguro de borrar el libro ?”</text:span></text:p>
            <text:p text:style-name="Standard"><text:span text:style-name="T46">4.- El administrador presiona</text:span><text:span text:style-name="T47"><text:s/>aceptar y el libro se borrar</text:span></text:p>
            <text:p text:style-name="Standard"><text:span text:style-name="T48">y el sistema muestra un mensaje “libro borrado con éxito”</text:span></text:p>
            <text:p text:style-name="P49"/>
          </table:table-cell>
          <table:covered-table-cell/>
        </table:table-row>
        <table:table-row table:style-name="TableRow50">
          <table:table-cell table:style-name="TableCell51" table:number-columns-spanned="2">
            <text:p text:style-name="Standard"><text:span text:style-name="T52">Flujo alterno:</text:span></text:p>
            <text:p text:style-name="Standard"><text:span text:style-name="T53">4.-el administrador presiona cancelar, el libro no se borra y la base de datos no tiene ningún cambio <text:s/></text:span></text:p>
            <text:p text:style-name="P5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18-04-12T20:18:00Z</meta:creation-date>
    <dc:date>2018-04-19T16:01:00Z</dc:date>
    <meta:template xlink:href="Normal" xlink:type="simple"/>
    <meta:editing-cycles>2</meta:editing-cycles>
    <meta:editing-duration>PT0S</meta:editing-duration>
    <meta:document-statistic meta:page-count="1" meta:paragraph-count="1" meta:word-count="141" meta:character-count="918" meta:row-count="6" meta:non-whitespace-character-count="778"/>
  </office:meta>
</office:document-meta>
</file>